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rray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JavaScript Array length</text:p>
          </draw:text-box>
        </draw:frame>
        <draw:frame draw:style-name="gr2" draw:text-style-name="P3" draw:layer="layout" svg:width="26.5cm" svg:height="3.095cm" svg:x="0.5cm" svg:y="3cm">
          <draw:text-box>
            <text:p>The length property returns the length (size) of an array:</text:p>
            <text:p/>
            <text:p><text:span text:style-name="T1">const fruits = ["Banana", "Orange", "Apple", "Mango"];</text:span></text:p>
            <text:p><text:span text:style-name="T1">let size = fruits.length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toString()</text:p>
          </draw:text-box>
        </draw:frame>
        <draw:frame draw:style-name="gr3" draw:text-style-name="P3" draw:layer="layout" svg:width="26.5cm" svg:height="5.228cm" svg:x="0.5cm" svg:y="2.5cm">
          <draw:text-box>
            <text:p>The JavaScript method toString() converts an array to a string of (comma separated) array values.</text:p>
            <text:p/>
            <text:p>const fruits = ["Banana", "Orange", "Apple", "Mango"];</text:p>
            <text:p>document.getElementById("demo").innerHTML = fruits.toString();</text:p>
            <text:p/>
            <text:p>Banana,Orange,Apple,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oin() Method</text:p>
          </draw:text-box>
        </draw:frame>
        <draw:frame draw:style-name="gr4" draw:text-style-name="P3" draw:layer="layout" svg:width="26cm" svg:height="5.939cm" svg:x="0.5cm" svg:y="2.5cm">
          <draw:text-box>
            <text:p>The join() method also joins all array elements into a string.</text:p>
            <text:p/>
            <text:p>It behaves just like toString(), but in addition you can specify the separator:</text:p>
            <text:p/>
            <text:p>const fruits = ["Banana", "Orange", "Apple", "Mango"];</text:p>
            <text:p>document.getElementById("demo").innerHTML = fruits.join(" * ");</text:p>
            <text:p/>
            <text:p>Banana * Orange * Apple * 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pping and Pushing</text:p>
          </draw:text-box>
        </draw:frame>
        <draw:frame draw:style-name="gr5" draw:text-style-name="P3" draw:layer="layout" svg:width="26.5cm" svg:height="11.498cm" svg:x="0.2cm" svg:y="2.2cm">
          <draw:text-box>
            <text:p><text:span text:style-name="T2">When you work with arrays, it is easy to remove elements and add new elements.</text:span></text:p>
            <text:p/>
            <text:p><text:span text:style-name="T2">This is what popping and pushing is:</text:span></text:p>
            <text:p/>
            <text:p><text:span text:style-name="T2">Popping items out of an array, or pushing items into an array.</text:span></text:p>
            <text:p/>
            <text:p><text:span text:style-name="T3">JavaScript Array pop()</text:span></text:p>
            <text:p><text:span text:style-name="T4"/></text:p>
            <text:p><text:span text:style-name="T5">The pop() method removes the last element from an array: </text:span></text:p>
            <text:p><text:span text:style-name="T6"/></text:p>
            <text:p><text:span text:style-name="T5">const fruits = ["Banana", "Orange", "Apple", "Mango"];</text:span></text:p>
            <text:p><text:span text:style-name="T5">fruits.pop();</text:span></text:p>
            <text:p><text:span text:style-name="T6"/></text:p>
            <text:p><text:span text:style-name="T5">The pop() method returns the value that was "popped out":</text:span></text:p>
            <text:p><text:span text:style-name="T6"/></text:p>
            <text:p><text:span text:style-name="T5">const fruits = ["Banana", "Orange", "Apple", "Mango"];</text:span></text:p>
            <text:p><text:span text:style-name="T5">let fruit = fruits.pop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push()</text:p>
          </draw:text-box>
        </draw:frame>
        <draw:frame draw:style-name="gr6" draw:text-style-name="P3" draw:layer="layout" svg:width="27cm" svg:height="6.65cm" svg:x="0.5cm" svg:y="2.5cm">
          <draw:text-box>
            <text:p>The push() method adds a new element to an array (at the end):</text:p>
            <text:p/>
            <text:p>const fruits = ["Banana", "Orange", "Apple", "Mango"];</text:p>
            <text:p>fruits.push("Kiwi");</text:p>
            <text:p/>
            <text:p>The push() method returns the new array length:</text:p>
            <text:p/>
            <text:p>const fruits = ["Banana", "Orange", "Apple", "Mango"];</text:p>
            <text:p>let length = fruits.push("Kiwi")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hifting Elements</text:p>
          </draw:text-box>
        </draw:frame>
        <draw:frame draw:style-name="gr7" draw:text-style-name="P3" draw:layer="layout" svg:width="25cm" svg:height="10.205cm" svg:x="0.5cm" svg:y="2.5cm">
          <draw:text-box>
            <text:p>Shifting is equivalent to popping, but it works on the first element instead of the last.</text:p>
            <text:p/>
            <text:p><text:span text:style-name="T4">JavaScript Array shift()</text:span></text:p>
            <text:p/>
            <text:p>The shift() method removes the first array element and "shifts" all other elements to a lower index.</text:p>
            <text:p/>
            <text:p>const fruits = ["Banana", "Orange", "Apple", "Mango"];</text:p>
            <text:p>fruits.shift();</text:p>
            <text:p/>
            <text:p>The shift() method returns the value that was "shifted out":</text:p>
            <text:p/>
            <text:p>const fruits = ["Banana", "Orange", "Apple", "Mango"];</text:p>
            <text:p>let fruit = fruits.shift()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unshift()</text:p>
          </draw:text-box>
        </draw:frame>
        <draw:frame draw:style-name="gr8" draw:text-style-name="P3" draw:layer="layout" svg:width="25.5cm" svg:height="7.361cm" svg:x="1cm" svg:y="2.5cm">
          <draw:text-box>
            <text:p>The unshift() method adds a new element to an array (at the beginning), and "unshifts" older elements:</text:p>
            <text:p/>
            <text:p>const fruits = ["Banana", "Orange", "Apple", "Mango"];</text:p>
            <text:p>fruits.unshift("Lemon");</text:p>
            <text:p/>
            <text:p>The unshift() method returns the new array length:</text:p>
            <text:p/>
            <text:p>const fruits = ["Banana", "Orange", "Apple", "Mango"];</text:p>
            <text:p>fruits.unshift("Lemon")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paring and Contrasting: push() and unshift()</text:p>
          </draw:text-box>
        </draw:frame>
        <draw:frame draw:style-name="gr9" draw:text-style-name="P3" draw:layer="layout" svg:width="26cm" svg:height="8.783cm" svg:x="1cm" svg:y="3cm">
          <draw:text-box>
            <text:p>Both push() and unshift() are used to add elements to the array but push() appends the element to the array while unshift() prepends the element to the array.</text:p>
            <text:p/>
            <text:p><text:span text:style-name="T4">On a side note</text:span></text:p>
            <text:p>One more way to append an element to an array is using the length property:</text:p>
            <text:p/>
            <text:p>The length property provides an easy way to append a new element to an array:</text:p>
            <text:p/>
            <text:p>const fruits = ["Banana", "Orange", "Apple", "Mango"];</text:p>
            <text:p>fruits[fruits.length] = "Kiwi"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hanging Elements</text:p>
          </draw:text-box>
        </draw:frame>
        <draw:frame draw:style-name="gr10" draw:text-style-name="P3" draw:layer="layout" svg:width="27cm" svg:height="8.072cm" svg:x="0.5cm" svg:y="2.5cm">
          <draw:text-box>
            <text:p>Array elements are accessed using their index number:</text:p>
            <text:p/>
            <text:p>Array indexes start with 0:</text:p>
            <text:p/>
            <text:p>[0] is the first array element</text:p>
            <text:p>[1] is the second</text:p>
            <text:p>[2] is the third ...</text:p>
            <text:p/>
            <text:p/>
            <text:p><text:span text:style-name="T1">const fruits = ["Banana", "Orange", "Apple", "Mango"];</text:span></text:p>
            <text:p><text:span text:style-name="T1">fruits[0] = "Kiwi"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JavaScript Array length</text:p>
          </draw:text-box>
        </draw:frame>
        <draw:frame draw:style-name="gr2" draw:text-style-name="P3" draw:layer="layout" svg:width="25cm" svg:height="3.095cm" svg:x="1cm" svg:y="3.5cm">
          <draw:text-box>
            <text:p>The length property provides an easy way to append a new element to an array:</text:p>
            <text:p/>
            <text:p>const fruits = ["Banana", "Orange", "Apple", "Mango"];</text:p>
            <text:p>fruits[fruits.length] = "Kiwi"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delete()</text:p>
          </draw:text-box>
        </draw:frame>
        <draw:frame draw:style-name="gr9" draw:text-style-name="P3" draw:layer="layout" svg:width="25cm" svg:height="8.783cm" svg:x="1cm" svg:y="3cm">
          <draw:text-box>
            <text:p/>
            <text:p>Warning !</text:p>
            <text:p/>
            <text:p>Array elements can be deleted using the JavaScript operator delete.</text:p>
            <text:p/>
            <text:p>Using delete leaves undefined holes in the array.</text:p>
            <text:p/>
            <text:p>Use pop() or shift() instead.</text:p>
            <text:p/>
            <text:p/>
            <text:p>const fruits = ["Banana", "Orange", "Apple", "Mango"];</text:p>
            <text:p>delete fruits[0];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erging (Concatenating) Arrays</text:p>
          </draw:text-box>
        </draw:frame>
        <draw:frame draw:style-name="gr7" draw:text-style-name="P3" draw:layer="layout" svg:width="25cm" svg:height="10.205cm" svg:x="1cm" svg:y="3cm">
          <draw:text-box>
            <text:p>The concat() method creates a new array by merging (concatenating) existing arrays:</text:p>
            <text:p/>
            <text:p>const myGirls = ["Cecilie", "Lone"];</text:p>
            <text:p>const myBoys = ["Emil", "Tobias", "Linus"];</text:p>
            <text:p/>
            <text:p>const myChildren = myGirls.concat(myBoys);</text:p>
            <text:p/>
            <text:p/>
            <text:p/>
            <text:p/>
            <text:p>The concat() method does not change the existing arrays. It always returns a new array.</text:p>
            <text:p/>
            <text:p>The concat() method can take any number of array arguments: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3" draw:layer="layout" svg:width="19cm" svg:height="7.361cm" svg:x="1cm" svg:y="3cm">
          <draw:text-box>
            <text:p>Example (Merging Three Arrays)</text:p>
            <text:p>const arr1 = ["Cecilie", "Lone"];</text:p>
            <text:p>const arr2 = ["Emil", "Tobias", "Linus"];</text:p>
            <text:p>const arr3 = ["Robin", "Morgan"];</text:p>
            <text:p>const myChildren = arr1.concat(arr2, arr3);</text:p>
            <text:p/>
            <text:p>The concat() method can also take strings as arguments:</text:p>
            <text:p>Example (Merging an Array with Values)</text:p>
            <text:p>const arr1 = ["Emil", "Tobias", "Linus"];</text:p>
            <text:p>const myChildren = arr1.concat("Peter")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lattening an Array</text:p>
          </draw:text-box>
        </draw:frame>
        <draw:frame draw:style-name="gr6" draw:text-style-name="P3" draw:layer="layout" svg:width="25.5cm" svg:height="6.65cm" svg:x="1cm" svg:y="3cm">
          <draw:text-box>
            <text:p>Flattening an array is the process of reducing the dimensionality of an array.</text:p>
            <text:p/>
            <text:p>The flat() method creates a new array with sub-array elements concatenated to a specified depth.</text:p>
            <text:p/>
            <text:p/>
            <text:p/>
            <text:p><text:span text:style-name="T1">const myArr = [[1,2],[3,4],[5,6]];</text:span></text:p>
            <text:p><text:span text:style-name="T1">const newArr = myArr.fla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plicing and Slicing Arrays</text:p>
          </draw:text-box>
        </draw:frame>
        <draw:frame draw:style-name="gr11" draw:text-style-name="P3" draw:layer="layout" svg:width="24cm" svg:height="2.384cm" svg:x="1.5cm" svg:y="4cm">
          <draw:text-box>
            <text:p>The splice() method adds new items to an array.</text:p>
            <text:p/>
            <text:p>The slice() method slices out a piece of an array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splice()</text:p>
          </draw:text-box>
        </draw:frame>
        <draw:frame draw:style-name="gr12" draw:text-style-name="P3" draw:layer="layout" svg:width="23.5cm" svg:height="11.627cm" svg:x="1cm" svg:y="3cm">
          <draw:text-box>
            <text:p>The splice() method can be used to add new items to an array: </text:p>
            <text:p/>
            <text:p><text:span text:style-name="T1">const fruits = ["Banana", "Orange", "Apple", "Mango"];</text:span></text:p>
            <text:p><text:span text:style-name="T1">fruits.splice(2, 0, "Lemon", "Kiwi");</text:span></text:p>
            <text:p><text:span text:style-name="T1">// Fruits now becomes: [ "Banana", "Orange", "Lemon", "Kiwi", "Apple", "Mango" ]</text:span></text:p>
            <text:p><text:span text:style-name="T1"/></text:p>
            <text:p/>
            <text:p>The first parameter (2) defines the position where new elements should be added (spliced in).</text:p>
            <text:p/>
            <text:p>The second parameter (0) defines how many elements should be removed.</text:p>
            <text:p/>
            <text:p>The rest of the parameters ("Lemon" , "Kiwi") define the new elements to be added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7" draw:text-style-name="P3" draw:layer="layout" svg:width="25cm" svg:height="10.205cm" svg:x="1cm" svg:y="3cm">
          <draw:text-box>
            <text:p text:style-name="P4">The splice() method returns an array with the deleted items: </text:p>
            <text:p text:style-name="P4"/>
            <text:p text:style-name="P4"/>
            <text:p text:style-name="P4">const fruits = ["Banana", "Orange", "Apple", "Mango"];</text:p>
            <text:p text:style-name="P4">fruits.splice(2, 2, "Lemon", "Kiwi");</text:p>
            <text:p text:style-name="P4"/>
            <text:p text:style-name="P4">Original Array:</text:p>
            <text:p text:style-name="P4">Banana,Orange,Apple,Mango</text:p>
            <text:p text:style-name="P4"/>
            <text:p text:style-name="P4">New Array:</text:p>
            <text:p text:style-name="P4">Banana,Orange,Lemon,Kiwi</text:p>
            <text:p text:style-name="P4"/>
            <text:p text:style-name="P4">Removed Items:</text:p>
            <text:p text:style-name="P4">Apple,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splice() to Remove Elements</text:p>
          </draw:text-box>
        </draw:frame>
        <draw:frame draw:style-name="gr13" draw:text-style-name="P3" draw:layer="layout" svg:width="25cm" svg:height="9.494cm" svg:x="1cm" svg:y="3cm">
          <draw:text-box>
            <text:p>With clever parameter setting, you can use splice() to remove elements without leaving "holes" in the array: </text:p>
            <text:p/>
            <text:p>const fruits = ["Banana", "Orange", "Apple", "Mango"];</text:p>
            <text:p>fruits.splice(0, 1);</text:p>
            <text:p/>
            <text:p/>
            <text:p>The first parameter (0) defines the position where new elements should be added (spliced in).</text:p>
            <text:p/>
            <text:p>The second parameter (1) defines how many elements should be removed.</text:p>
            <text:p/>
            <text:p>The rest of the parameters are omitted. No new elements will be add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JavaScript Array slice()</text:p>
          </draw:text-box>
        </draw:frame>
        <draw:frame draw:style-name="gr14" draw:text-style-name="P3" draw:layer="layout" svg:width="25.5cm" svg:height="4.517cm" svg:x="1cm" svg:y="3cm">
          <draw:text-box>
            <text:p>The slice() method slices out a piece of an array into a new array.</text:p>
            <text:p/>
            <text:p>This example slices out a part of an array starting from array element 1 ("Orange"):</text:p>
            <text:p>Example</text:p>
            <text:p><text:span text:style-name="T1">const fruits = ["Banana", "Orange", "Lemon", "Apple", "Mango"];</text:span></text:p>
            <text:p><text:span text:style-name="T1">const citrus = fruits.slice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3" draw:layer="layout" svg:width="24cm" svg:height="5.939cm" svg:x="1cm" svg:y="3cm">
          <draw:text-box>
            <text:p>The slice() method creates a new array.</text:p>
            <text:p/>
            <text:p>The slice() method does not remove any elements from the source array.</text:p>
            <text:p/>
            <text:p>This example slices out a part of an array starting from array element 3 ("Apple"):</text:p>
            <text:p>Example</text:p>
            <text:p>const fruits = ["Banana", "Orange", "Lemon", "Apple", "Mango"];</text:p>
            <text:p>const citrus = fruits.slice(3);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3" draw:layer="layout" svg:width="27cm" svg:height="7.361cm" svg:x="0.5cm" svg:y="3cm">
          <draw:text-box>
            <text:p>The slice() method can take two arguments like slice(1, 3).</text:p>
            <text:p/>
            <text:p>The method then selects elements from the start argument, and up to (but not including) the end argument.</text:p>
            <text:p/>
            <text:p>const fruits = ["Banana", "Orange", "Lemon", "Apple", "Mango"];</text:p>
            <text:p>const citrus = fruits.slice(1, 3);</text:p>
            <text:p/>
            <text:p>If the end argument is omitted, like in the first examples, the slice() method slices out the rest of the array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11:04:57.806639204</meta:creation-date>
    <meta:editing-duration>PT2H55M24S</meta:editing-duration>
    <meta:editing-cycles>8</meta:editing-cycles>
    <meta:generator>LibreOffice/7.3.7.2$Linux_X86_64 LibreOffice_project/30$Build-2</meta:generator>
    <dc:title>Blue Curve</dc:title>
    <dc:date>2023-10-11T10:54:20.357256154</dc:date>
    <meta:document-statistic meta:object-count="122"/>
  </office:meta>
</office:document-meta>
</file>